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5ac"/>
    </style:style>
    <style:style style:name="T1" style:family="text">
      <style:text-properties officeooo:rsid="00040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el proyecto de la 2ª evaluación se pide la elaboración de la interfaz de una web que</text:p>
      <text:p text:style-name="Standard">podría ser una landing page o un blog o similar, con distintas secciones, como por ejemplo:<text:line-break/></text:p>
      <text:p text:style-name="P1"><text:span text:style-name="T1">- U</text:span>na página de inicio.</text:p>
      <text:p text:style-name="P1">- <text:span text:style-name="T1">U</text:span>na sección de contacto.</text:p>
      <text:p text:style-name="P1">- <text:span text:style-name="T1">U</text:span>na sección de noticias,.</text:p>
      <text:p text:style-name="P1">- <text:span text:style-name="T1">U</text:span>na galería de imágenes.</text:p>
      <text:p text:style-name="Standard"/>
      <text:p text:style-name="Standard"/>
      <text:p text:style-name="Standard">Entre todas las secciones deben incluirse al menos 15 de los componentes de bootstrap,</text:p>
      <text:p text:style-name="Standard">que deberán distribuirse a lo largo de las secciones, procurando que cada sección tenga</text:p>
      <text:p text:style-name="Standard">un máximo de 3 componentes, por lo que al menos la web deberá contar con 5 secciones.</text:p>
      <text:p text:style-name="Standard">Además, en alguna de las secciones debe incluirse al menos un formulario, en el que se</text:p>
      <text:p text:style-name="Standard">usen las clases propias de bootstra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9:14:47.503000000</meta:creation-date>
    <dc:date>2024-02-01T19:17:26.764000000</dc:date>
    <meta:editing-duration>PT2M40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11" meta:word-count="121" meta:character-count="664" meta:non-whitespace-character-count="553"/>
  </office:meta>
</office:document-meta>
</file>